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0398in" fo:margin-bottom="0.0398in" style:contextual-spacing="false" fo:text-align="center" style:justify-single-word="false"/>
      <style:text-properties style:font-name="Calibri" fo:font-size="14pt" fo:font-weight="bold" officeooo:rsid="0002e730" officeooo:paragraph-rsid="0004f635" style:font-size-asian="12.25pt" style:font-weight-asian="bold" style:font-size-complex="14pt" style:font-weight-complex="bold"/>
    </style:style>
    <style:style style:name="P2" style:family="paragraph" style:parent-style-name="Standard">
      <style:paragraph-properties fo:margin-top="0.0398in" fo:margin-bottom="0.0398in" style:contextual-spacing="false"/>
      <style:text-properties style:font-name="Calibri" officeooo:rsid="000182fe" officeooo:paragraph-rsid="0004f635"/>
    </style:style>
    <style:style style:name="P3" style:family="paragraph" style:parent-style-name="Standard">
      <style:paragraph-properties fo:margin-top="0.0398in" fo:margin-bottom="0.0398in" style:contextual-spacing="false"/>
      <style:text-properties style:font-name="Calibri" officeooo:paragraph-rsid="0004f635"/>
    </style:style>
    <style:style style:name="T1" style:family="text">
      <style:text-properties officeooo:rsid="000182fe"/>
    </style:style>
    <style:style style:name="T2" style:family="text">
      <style:text-properties officeooo:rsid="00057aad"/>
    </style:style>
    <style:style style:name="T3" style:family="text">
      <style:text-properties officeooo:rsid="0004f635"/>
    </style:style>
    <style:style style:name="T4" style:family="text">
      <style:text-properties officeooo:rsid="0005bef2"/>
    </style:style>
    <style:style style:name="T5" style:family="text">
      <style:text-properties officeooo:rsid="00072494"/>
    </style:style>
    <style:style style:name="T6" style:family="text">
      <style:text-properties officeooo:rsid="0008f936"/>
    </style:style>
    <style:style style:name="T7" style:family="text">
      <style:text-properties officeooo:rsid="0009cba1"/>
    </style:style>
    <style:style style:name="T8" style:family="text">
      <style:text-properties officeooo:rsid="000b8c25"/>
    </style:style>
    <style:style style:name="T9" style:family="text">
      <style:text-properties officeooo:rsid="000d744a"/>
    </style:style>
    <style:style style:name="T10" style:family="text">
      <style:text-properties officeooo:rsid="000d99aa"/>
    </style:style>
    <style:style style:name="T11" style:family="text">
      <style:text-properties officeooo:rsid="000e751f"/>
    </style:style>
    <style:style style:name="T12" style:family="text">
      <style:text-properties officeooo:rsid="000ec872"/>
    </style:style>
    <style:style style:name="T13" style:family="text">
      <style:text-properties officeooo:rsid="000f12e4"/>
    </style:style>
    <style:style style:name="T14" style:family="text">
      <style:text-properties officeooo:rsid="00100b9a"/>
    </style:style>
    <style:style style:name="T15" style:family="text">
      <style:text-properties officeooo:rsid="00108c8d"/>
    </style:style>
    <style:style style:name="T16" style:family="text">
      <style:text-properties officeooo:rsid="0011f414"/>
    </style:style>
    <style:style style:name="T17" style:family="text">
      <style:text-properties officeooo:rsid="0016ea0a"/>
    </style:style>
    <style:style style:name="T18" style:family="text">
      <style:text-properties officeooo:rsid="0017a2df"/>
    </style:style>
    <style:style style:name="T19" style:family="text">
      <style:text-properties officeooo:rsid="0017ccb5"/>
    </style:style>
    <style:style style:name="T20" style:family="text">
      <style:text-properties officeooo:rsid="0017e096"/>
    </style:style>
    <style:style style:name="T21" style:family="text">
      <style:text-properties officeooo:rsid="0019b6c0"/>
    </style:style>
    <style:style style:name="T22" style:family="text">
      <style:text-properties officeooo:rsid="001a5e9f"/>
    </style:style>
    <style:style style:name="T23" style:family="text">
      <style:text-properties officeooo:rsid="001bf08c"/>
    </style:style>
    <style:style style:name="T24" style:family="text">
      <style:text-properties officeooo:rsid="001d4b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eam<text:span text:style-name="T2">s</text:span> of <text:span text:style-name="T2">a</text:span> Storm</text:p>
      <text:p text:style-name="P3"/>
      <text:p text:style-name="P2"><text:tab/>The lake and sky matched in color and texture, grey-green and ripples of a coming storm. The wind came in steadily, bending the trees over the water <text:span text:style-name="T4">that</text:span> rustled in the summer warmth, only the hidden alcoves kept a relative calm. Ripples still lined the surface, but neatly. Lilies in bloom and their pads rode inch high waves as the raft rode by. Paddle strokes’ pulls swallowed by the songs of the wind in the leaves carried the boy along the shoreline. On the air were the fresh scent of the coming rain and metallic notes of worry. He was to find her here. </text:p>
      <text:p text:style-name="P3"><text:tab/><text:span text:style-name="T1">Muscles tense, he restrained himself from picking up his pace. He tried to stand up so tall his back arched, bare feet on the wood and rope lifted onto their balls, heels hovering. </text:span><text:span text:style-name="T3">From o</text:span><text:span text:style-name="T1">ne of these calmer alcoves she would come up out of the water. He’d seen it in his dream. </text:span></text:p>
      <text:p text:style-name="P3"><text:tab/><text:span text:style-name="T1">It was a risk being out so far from the village </text:span><text:span text:style-name="T5">so </text:span><text:span text:style-name="T1">near a storm out on the water. He could feel the air pressure shifting, the trees sucked back from the water toward the forest, then pushed in again cracking and rushing like a waterfall. Not a time to be out on a small log raft in naught but a loincloth, but his grandfather had hastened him to the lake when the first signs of the dream had prove</text:span><text:span text:style-name="T6">n</text:span><text:span text:style-name="T1"> true. Always heed the cautious man urging haste. </text:span></text:p>
      <text:p text:style-name="P3"><text:tab/><text:span text:style-name="T1">The lily pads dragged at the raft as it passed. He was used to being out on the lake as a fisherman’s son just old enough to make his own trips, but there was a different loneliness today. It was an empty feeling all around, no fish, all deer and buffalo squirrels and even the bugs had hidden away to wait out the storm. He paddled over the surface unwatched, and watching. It was almost like stillness, if it weren’t for the wind in the trees and the lake roiling. Almost like silence but for the rushing of the leaves. </text:span></text:p>
      <text:p text:style-name="P3"><text:tab/><text:span text:style-name="T1">So where was she? This was exactly the image in his dream. Under a bowing bobbing tree with leaves that stroked the water, out from the lily pads devoid of frog or even waterbug as the sky raged above, a woman would emerge looking like she were born of the algae and frogs in the mud, she would surface to tell him of the coming danger. He wished he remembered her words. He’d awoken and immediately come to tell the elders, but felt more embarrassed as he told his tale. He could tell all of what he saw – of the storm </text:span><text:span text:style-name="T7">that </text:span><text:span text:style-name="T1">the witches said was not due to come, but could say little of what the woman from the lake had told him. Only that she had foretold the coming of some certain doom. </text:span></text:p>
      <text:p text:style-name="P3"><text:tab/><text:span text:style-name="T1">The wind swirled and even the water in the alcove started to churn. The boy felt tears </text:span><text:span text:style-name="T8">in</text:span><text:span text:style-name="T1"> corners of his eyes and a hot walnut in the back of his throat. The weather couldn’t change too much more or it would mean his vision wasn’t truth. If it started to rain before he was visited then it was only a dream, and he was far out alone in the storm. The storm that had come so suddenly from blue skies. <text:tab/></text:span></text:p>
      <text:p text:style-name="P3"><text:tab/><text:span text:style-name="T1">It was that fact that had convinced the elders of the veracity of his tale. Standing before them, all sitting on bearskins cross-legged in a semicircle beside the fire around him, the weight of their gazes the same as the weight of the bears they sat upon. Even the smallest elder, wrinkled and frail, seemed a towering figure despite the boy casting his gaze downward to look on him. His grandfather, broad chest and belly out in the firelight who was taller than him even sitting, loo</text:span><text:span text:style-name="T9">med like</text:span><text:span text:style-name="T1"> a mountain. When he’d tried to recall the woman’s words his memory faltered, and the scowls were an avalanche until Abu-Hai, the eldest, </text:span><text:span text:style-name="T10">reservedly </text:span><text:span text:style-name="T1">croaked his belief. </text:span></text:p>
      <text:p text:style-name="P3"><text:soft-page-break/><text:tab/><text:span text:style-name="T1">He spoke, </text:span><text:span text:style-name="T11">eyes far away gazing back in time, </text:span><text:span text:style-name="T1">of the lake and the spirit of its waters. </text:span><text:span text:style-name="T12">He spoke of a</text:span><text:span text:style-name="T1"> woman of surpassing beauty, twice the size of the largest man, and green as pine. The boy must have seen her daughter just as Abu-Hai had seen her when he was a boy. The respect for Abu-Hai among the elders took some weight off of the boy, but </text:span><text:span text:style-name="T13">the rest were not convinced </text:span><text:span text:style-name="T1">until the storm came the next morning and they hurried him on his way. </text:span></text:p>
      <text:p text:style-name="P3"><text:tab/><text:span text:style-name="T1">Water lapped onto the top of the raft forcing the boy to bend his knees to keep balance. The wood of the raft felt hard and dense, soaked in the cold water, water unnaturally cold for summer. The chill slithered up from his feet to his spine. He shivered and stopped paddling, </text:span><text:span text:style-name="T14">t</text:span><text:span text:style-name="T1">he lump in his throat growing with each moment. His nakedness felt complete. The trees around were a mix of shades of green leaves and the dark of pines, all swaying against the silver-green sky, all muted, almost blue with the absence of sunlight. He let the waves drift him, and finally the rain arrived. Or was it his tears?</text:span></text:p>
      <text:p text:style-name="P3"><text:tab/><text:span text:style-name="T1">He reached up to touch the water on his cheeks when he stopped. He smelled her before he saw her. Like fresh fish mud and algae, </text:span><text:span text:style-name="T15">her scent</text:span><text:span text:style-name="T1"> cut across the static </text:span><text:span text:style-name="T15">fragrance</text:span><text:span text:style-name="T1"> of the coming storm. Then </text:span><text:span text:style-name="T16">he heard </text:span><text:span text:style-name="T1">the sound of the surface of the water breaking as if from much further away under the sounds of the storm. </text:span><text:span text:style-name="T16">He</text:span><text:span text:style-name="T1"> could have reached her in two paddle strokes, </text:span><text:span text:style-name="T16">but</text:span><text:span text:style-name="T1"> did not dip his paddle, only gripped it tight and held his breath. The daughter of the spirit of the lake was just as he’d seen her in his dream. Her skin </text:span><text:span text:style-name="T19">was </text:span><text:span text:style-name="T1">the pale green of a still pond with dark seaweed hair, features smooth like river stones tossed for a millennia downstream. Her eyes were just too large, her mouth just too wide, yet she was still oddly alluring. The boy wanted to paddle closer but could only stare. She reached out to him with a webbed hand and he looked right into her black eyes. </text:span><text:span text:style-name="T17">They were the darkest gaps between the stars of the night sky, the deepest depths of iron cold water in winter. She too, stared, letting him lean in and tip, </text:span><text:span text:style-name="T18">and</text:span><text:span text:style-name="T17"> fall right into the pupils</text:span><text:span text:style-name="T1">. Visions rushed into his mind blocking out his sight and the feel of the cold water on his feet. All that was left was the roar of the wind in the trees. </text:span></text:p>
      <text:p text:style-name="P3"><text:tab/><text:span text:style-name="T1">A tall powerfully muscular man, </text:span><text:span text:style-name="T20">bare chested,</text:span><text:span text:style-name="T1"> raised his spear and shield and roared. A belt of gold plates gleamed </text:span><text:span text:style-name="T21">at his waist </text:span><text:span text:style-name="T1">in the high sun </text:span><text:span text:style-name="T21">and a shining red crown </text:span><text:span text:style-name="T1">adorned </text:span><text:span text:style-name="T21">his</text:span><text:span text:style-name="T1"> black hair that tumbled over his shoulders each as large as a normal man’s head. The roar was returned by a thousandfold echo from a crowd filling a field below him rattling their own spears and oval shields painted white with a red crown. The same red crown </text:span><text:span text:style-name="T21">on their King’s head. </text:span></text:p>
      <text:p text:style-name="P3"><text:tab/><text:span text:style-name="T1">The vision changed. The red crown army swarmed over a village of brown conical tents putting them to the torch in the night. The tents were foreign to the boy, in no style he’d ever seen. Women ran and were run down with spears to fall among the tall grass already laden with the bodies of the men. Smoke rose into a starry sky, and the vision changed again. </text:span></text:p>
      <text:p text:style-name="P3"><text:tab/><text:span text:style-name="T1">The Red Crown King stood at the prow of a ship, greater than any ship the boy could have imagined, a half dozen sails and a deck to fit five hundred strong, the wood painted all black with red sails. A hundred ships were in his fleet and spread on the ocean as far as the boy could see. The sun only shone on the gold plates at the back of the King, for a storm was ahead. They did not sail into the storm, rather it went ahead of them, and the boy knew it was the storm he was about to meet. </text:span></text:p>
      <text:p text:style-name="P3"><text:tab/><text:span text:style-name="T1">Once more the vision changed and the boy saw homes made of logs, far too similar to those of his own village. The army stood in mud surrounded by bent and broken trees as if a hurricane had just come through. It was a dark night of clouds overhead, the only light came from homes on fire and a large bonfire in front of the largest home. There the King stood, sweat gleaming like sparks in the firelight, and at his foot an elderly man. The boy didn’t recognize the </text:span><text:span text:style-name="T22">elderly </text:span><text:span text:style-name="T1">man by face, but he knew </text:span><text:soft-page-break/><text:span text:style-name="T1">the tattoos that covered his back. They were the same tattoos his great grandmother bore, the mark of an elder of </text:span><text:span text:style-name="T22">the</text:span><text:span text:style-name="T1"> village </text:span><text:span text:style-name="T22">she’d lived in as a child</text:span><text:span text:style-name="T1"> only a fortnight’s hike away. </text:span></text:p>
      <text:p text:style-name="P3"><text:tab/><text:span text:style-name="T1">The crack of lightning flashed and the visions were gone. It had started to rain. The spirit’s daughter looked to the sky, then sank back into the lake with a </text:span><text:span text:style-name="T23">splash</text:span><text:span text:style-name="T1">. The boy didn’t want her to go. </text:span><text:span text:style-name="T24">He tried</text:span><text:span text:style-name="T1"> to reach for the water before he remembered the visions. </text:span><text:span text:style-name="T24">He froze with his hand reaching for the water and looked to the sky. </text:span><text:span text:style-name="T1">He had to get back to the village before the end of the storm. </text:span></text:p>
      <text:p text:style-name="P3"><text:tab/><text:span text:style-name="T1">Before he could move there was another splash and the boy was tugged into the water. The cold of the water was a shock, but the hand on his wrist was warm. He struggled, but not for long. The last thing he saw was the surface of the lake from below, boiling with the pouring rain, with the feeling of an anchor on his wrist.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7T22:33:24.036000000</meta:creation-date>
    <dc:date>2024-10-07T23:16:51.954000000</dc:date>
    <meta:editing-duration>PT43M15S</meta:editing-duration>
    <meta:editing-cycles>27</meta:editing-cycles>
    <meta:generator>LibreOffice/7.5.5.2$Windows_X86_64 LibreOffice_project/ca8fe7424262805f223b9a2334bc7181abbcbf5e</meta:generator>
    <meta:document-statistic meta:table-count="0" meta:image-count="0" meta:object-count="0" meta:page-count="3" meta:paragraph-count="17" meta:word-count="1651" meta:character-count="8580" meta:non-whitespace-character-count="6913"/>
  </office:meta>
</office:document-meta>
</file>